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ructorResourceInjectionBeanWithCompositeAnnotation.ConstructorResourceInjectionBeanWithCompositeAnnotation( TestBean test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ResourceInjectionBean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ResourceInjectionBean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AutowiredAnnotationBeanPostProcessorTests.lazyResourceInjectionWithMethodLevelLaz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ResourceInjectionBeanWithCompositeAnnotation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AutowiredAnnotationBeanPostProcessorTests.lazyResourceInjectionWith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OptionalFieldResourceInjectionBean.getTest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ResourceInjectionBeanWithCompositeAnnotation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ResourceInjectionBeanWithConstructorLevelLazy.ConstructorResourceInjectionBeanWithConstructorLevelLazy( TestBean test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AutowiredAnnotationBeanPostProcessorTests.doTestLazyResourceInjection( Class &lt; ? extends TestBeanHolder &gt; annotatedBea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ieldResourceInjectionBeanWithCompositeAnnotation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AutowiredAnnotationBeanPostProcessorTests.lazyResourceInjectionWithConstructorAndCustom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AutowiredAnnotationBeanPostProcessorTests.lazyResourceInjectionWithConstructorLevelLaz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AutowiredAnnotationBeanPostProcessorTests.lazyResourceInjectionWithNonExisting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ieldResourceInjectionBean.getTest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alFieldResourceInjectionBean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ResourceInjectionBean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ResourceInjectionBeanWithMethodLevelLazy.setTestBean( TestBean testBea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thodResourceInjectionBeanWithCompositeAnnotation.setTestBean( TestBean testBea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zyAutowiredAnnotationBeanPostProcessorTests.lazyOptionalResourceInjectionWithNonExisting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ethodResourceInjectionBean.setTestBean( @ Lazy TestBean testBea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thodResourceInjectionBeanWithMethodLevelLazy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AutowiredAnnotationBeanPostProcessorTests.lazyResourceInjectionWith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ResourceInjectionBeanWithConstructorLevelLazy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ResourceInjectionBean.ConstructorResourceInjectionBean( @ Lazy TestBean test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AutowiredAnnotationBeanPostProcessorTests.lazyResourceInjectionWithMethodAndCustom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AutowiredAnnotationBeanPostProcessorTests.lazyResourceInjectionWith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AutowiredAnnotationBeanPostProcessorTests.lazyResourceInjectionWithFieldAndCustom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